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0f441" officeooo:paragraph-rsid="0000f44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0f441" officeooo:paragraph-rsid="0000f44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style:text-underline-style="none" fo:font-weight="normal" officeooo:rsid="0000f441" officeooo:paragraph-rsid="0000f441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text-properties fo:font-size="13pt" style:text-underline-style="none" fo:font-weight="normal" officeooo:rsid="000224d0" officeooo:paragraph-rsid="0004761a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2">
      <style:text-properties fo:font-size="13pt" style:text-underline-style="none" fo:font-weight="normal" officeooo:rsid="000224d0" officeooo:paragraph-rsid="000224d0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2">
      <style:text-properties fo:font-size="13pt" style:text-underline-style="none" fo:font-weight="normal" officeooo:rsid="0004761a" officeooo:paragraph-rsid="0004761a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2">
      <style:text-properties fo:font-size="13pt" style:text-underline-style="none" fo:font-weight="normal" officeooo:rsid="0004761a" officeooo:paragraph-rsid="0005792d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5">
      <style:text-properties fo:font-size="13pt" style:text-underline-style="none" fo:font-weight="normal" officeooo:rsid="0004761a" officeooo:paragraph-rsid="0004761a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5">
      <style:text-properties fo:font-size="13pt" style:text-underline-style="none" fo:font-weight="normal" officeooo:rsid="000a5291" officeooo:paragraph-rsid="000a5291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2">
      <style:text-properties fo:font-size="13pt" fo:font-style="normal" style:text-underline-style="none" fo:font-weight="normal" officeooo:rsid="000224d0" officeooo:paragraph-rsid="000224d0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4">
      <style:text-properties fo:font-size="13pt" fo:font-style="normal" style:text-underline-style="none" fo:font-weight="normal" officeooo:rsid="000224d0" officeooo:paragraph-rsid="0004761a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2">
      <style:text-properties fo:font-size="13pt" fo:font-style="normal" style:text-underline-style="none" fo:font-weight="normal" officeooo:rsid="0004761a" officeooo:paragraph-rsid="0005792d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2">
      <style:text-properties fo:font-size="13pt" fo:font-style="normal" style:text-underline-style="none" fo:font-weight="normal" officeooo:rsid="0005792d" officeooo:paragraph-rsid="0007725a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792d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5792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792d" style:font-style-asian="normal" style:font-style-complex="normal"/>
    </style:style>
    <style:style style:name="T7" style:family="text">
      <style:text-properties fo:font-style="normal" officeooo:rsid="000a5291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5792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officeooo:rsid="0005792d" style:font-style-asian="normal" style:font-style-complex="normal"/>
    </style:style>
    <style:style style:name="T11" style:family="text">
      <style:text-properties officeooo:rsid="0004761a"/>
    </style:style>
    <style:style style:name="T12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officeooo:rsid="000772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is of delay in sonar-project 1.1</text:p>
      <text:p text:style-name="P1"/>
      <text:p text:style-name="P3">Considering the time taken in our project to complete one round(anti-clock and clock-wise) of scanning a given area bounded by the init_ang and final_ang variables of the arduino code, we observe that apart from the time taken in execution of the code, there are time-delays introduced manually by us within the code for some purposes. We seek to minimise them in order to speed up its working.</text:p>
      <text:p text:style-name="P3">The current state of the project incorporates the following time-delays during the course of its working:</text:p>
      <text:p text:style-name="P3">(In arduino code)</text:p>
      <text:list xml:id="list3411494670371500925" text:style-name="L1">
        <text:list-item>
          <text:p text:style-name="P4">DELAY #1 : <text:span text:style-name="T1">delay(30) </text:span><text:span text:style-name="T5">after </text:span><text:span text:style-name="T1">myservo.write </text:span><text:span text:style-name="T6">{</text:span><text:span text:style-name="T10">MOTOR RELATED</text:span><text:span text:style-name="T6">}</text:span><text:span text:style-name="T2"><text:tab/><text:tab/><text:tab/><text:tab/></text:span><text:span text:style-name="T12">&lt; ---- MAJOR DELAY</text:span></text:p>
        </text:list-item>
      </text:list>
      <text:list xml:id="list2732398507813559017" text:style-name="L4">
        <text:list-item>
          <text:list>
            <text:list-item>
              <text:list>
                <text:list-item>
                  <text:p text:style-name="P11"><text:span text:style-name="T11">For time taken in motor rotation for one degree before calculating distance.</text:span></text:p>
                </text:list-item>
              </text:list>
            </text:list-item>
          </text:list>
        </text:list-item>
      </text:list>
      <text:list xml:id="list8804301433687068913" text:style-name="L2">
        <text:list-item>
          <text:list>
            <text:list-item>
              <text:list>
                <text:list-item>
                  <text:p text:style-name="P10">Operating speed of microservo motor is 0.1s/60 degree [<text:a xlink:type="simple" xlink:href="http://www.micropik.com/PDF/SG90Servo.pdf" text:style-name="Internet_20_link" text:visited-style-name="Visited_20_Internet_20_Link">http://www.micropik.com/PDF/SG90Servo.pdf</text:a>]</text:p>
                </text:list-item>
                <text:list-item>
                  <text:p text:style-name="P10">We here, are giving 0.03s(=30ms) to the motor for rotating a degree, while the operating speed per degree is approx. 0.017s (0.016666666...) = 17ms.</text:p>
                </text:list-item>
                <text:list-item>
                  <text:p text:style-name="P5"><text:span text:style-name="T5">Hence, </text:span><text:span text:style-name="T8">we can reduce Delay#1 from </text:span><text:span text:style-name="T3"><text:s/>delay(30) </text:span><text:span text:style-name="T8"><text:s/>to </text:span><text:span text:style-name="T3">delay(17) </text:span><text:span text:style-name="T8">or more precisely,</text:span><text:span text:style-name="T3"> delayMicroseconds(16667).</text:span></text:p>
                </text:list-item>
              </text:list>
            </text:list-item>
          </text:list>
        </text:list-item>
        <text:list-item>
          <text:p text:style-name="P6"><text:span text:style-name="T5">DELAY #2</text:span><text:span text:style-name="T1">:delayMicroseconds(2)<text:tab/></text:span><text:span text:style-name="T6">{</text:span><text:span text:style-name="T10">SENSOR RELATED</text:span><text:span text:style-name="T6">} <text:s text:c="2"/></text:span><text:span text:style-name="T7">&lt;-- negligible</text:span></text:p>
        </text:list-item>
      </text:list>
      <text:list xml:id="list2062512524847061053" text:style-name="L5">
        <text:list-item>
          <text:list>
            <text:list-item>
              <text:list>
                <text:list-item>
                  <text:p text:style-name="P8"><text:s/>T<text:span text:style-name="T5">ime for which low trig pulse is maintained before making it high.</text:span></text:p>
                </text:list-item>
                <text:list-item>
                  <text:p text:style-name="P9"><text:span text:style-name="T5">A fresh trig (high) pulse needs to be generated for the sensor to transmit out 8 cycles of ultrasonic burst for echo detection. For that,we keep the trig low for a short while, say, 2us.</text:span></text:p>
                </text:list-item>
              </text:list>
            </text:list-item>
          </text:list>
        </text:list-item>
      </text:list>
      <text:list xml:id="list204104091496240" text:continue-list="list8804301433687068913" text:style-name="L2">
        <text:list-item>
          <text:p text:style-name="P7"><text:span text:style-name="T5">DELAY #3</text:span><text:span text:style-name="T1">:delayMicroseconds(10)<text:tab/></text:span><text:span text:style-name="T6">{</text:span><text:span text:style-name="T10">SENSOR RELATED</text:span><text:span text:style-name="T6">}<text:tab/><text:tab/></text:span><text:span text:style-name="T1"><text:tab/><text:tab/></text:span><text:span text:style-name="T2">&lt;-- </text:span><text:span text:style-name="T6">non-negotiatble</text:span></text:p>
          <text:list>
            <text:list-item>
              <text:list>
                <text:list-item>
                  <text:p text:style-name="P12">Sets the trigPin on HIGH state for 10 micro seconds</text:p>
                </text:list-item>
                <text:list-item>
                  <text:p text:style-name="P13">This exact amount of delay is REQUIRED, because of the principle of working of the HC-SR04 sensor <text:span text:style-name="T13">(To start measurement, Trig of SR04 must receive a pulse of high (5V) for at least 10us, this will initiate the sensor will transmit out 8 cycle of ultrasonic burst at 40kHz and wait for the reflected ultrasonic burst)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13:09.244647401</meta:creation-date>
    <dc:date>2016-10-26T20:41:03.930543684</dc:date>
    <meta:editing-duration>PT3H21M56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298" meta:character-count="1824" meta:non-whitespace-character-count="1541"/>
  </office:meta>
</office:document-meta>
</file>